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2.5" style:family="table-row">
      <style:table-row-properties style:min-row-height="1.375in" fo:keep-together="auto"/>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1"/>
    <style:style style:name="P13" style:family="paragraph" style:parent-style-name="Heading_20_1" style:list-style-name="WWNum1">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2">
      <style:text-properties style:font-name="Garamond" fo:font-size="10pt" style:font-name-asian="Garamond1" style:font-size-asian="10pt" style:font-name-complex="Garamond1" style:font-size-complex="10pt"/>
    </style:style>
    <style:style style:name="P15" style:family="paragraph" style:parent-style-name="Heading_20_1" style:list-style-name="WWNum3">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Luis Carlos Tan</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09/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users/new</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5">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7851417114777289071" text:style-name="WWNum1">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
      <text:p text:style-name="P3"><text:soft-page-break/></text:p>
      <text:list xml:id="list2549966380681" text:continue-numbering="true" text:style-name="WWNum1">
        <text:list-item>
          <text:p text:style-name="P13"/>
        </text:list-item>
        <text:list-item>
          <text:p text:style-name="P13"/>
        </text:list-item>
      </text:list>
      <text:p text:style-name="P3"/>
      <text:p text:style-name="P3"/>
      <text:p text:style-name="P3"/>
      <text:p text:style-name="P3"/>
      <text:list xml:id="list2551676923447" text:continue-numbering="true" text:style-name="WWNum1">
        <text:list-item>
          <text:p text:style-name="P12"><text:bookmark text:name="_vmai7w8c1bpi"/><text:span text:style-name="T5">Reviewer’s Comments:<text:line-break/></text:span></text:p>
        </text:list-item>
      </text:list>
      <text:p text:style-name="P7"/>
      <text:list xml:id="list6197963967761041129" text:style-name="WWNum2">
        <text:list-item>
          <text:p text:style-name="P14"><text:bookmark text:name="_v32mn58vj0mz"/></text:p>
        </text:list-item>
      </text:list>
      <text:p text:style-name="P7"/>
      <text:list xml:id="list5852359592110073938" text:style-name="WWNum3">
        <text:list-item>
          <text:p text:style-name="P15"/>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395" meta:character-count="2397" meta:non-whitespace-character-count="2061"/>
    <meta:generator>LibreOfficeDev/5.1.0.3$Linux_X86_64 LibreOffice_project/</meta:generator>
  </office:meta>
</office:document-meta>
</file>